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style math:fontweight="bold">
          <math:mrow>
            <math:mover math:accent="true">
              <math:mi>v</math:mi>
              <math:mo math:stretchy="false">→</math:mo>
            </math:mover>
          </math:mrow>
        </math:mstyle>
        <math:mo math:stretchy="false">∣</math:mo>
      </math:mrow>
      <math:mrow>
        <math:mi/>
        <math:mo math:stretchy="false">=</math:mo>
        <math:mi/>
      </math:mrow>
      <math:msqrt>
        <math:mrow>
          <math:mrow>
            <math:msubsup>
              <math:mi>v</math:mi>
              <math:mn>0</math:mn>
              <math:mn>2</math:mn>
            </math:msubsup>
            <math:mo math:stretchy="false">+</math:mo>
            <math:msubsup>
              <math:mi>v</math:mi>
              <math:mn>1</math:mn>
              <math:mn>2</math:mn>
            </math:msubsup>
          </math:mrow>
          <math:mo math:stretchy="false">+</math:mo>
          <math:msubsup>
            <math:mi>v</math:mi>
            <math:mn>2</math:mn>
            <math:mn>2</math:mn>
          </math:msubsup>
        </math:mrow>
      </math:msqrt>
    </math:mrow>
    <math:annotation math:encoding="StarMath 5.0">lline bold vec v rline ~ = ~ sqrt{ v_{0}^{2} + v_{1}^{2} + v_{2}^{2} 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5T16:13:38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